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3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136.2pt"/>
    </style:style>
    <style:style style:name="co5" style:family="table-column">
      <style:table-column-properties fo:break-before="auto" style:column-width="136.26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65.45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62.9pt"/>
    </style:style>
    <style:style style:name="co10" style:family="table-column">
      <style:table-column-properties fo:break-before="auto" style:column-width="68.66pt"/>
    </style:style>
    <style:style style:name="co11" style:family="table-column">
      <style:table-column-properties fo:break-before="auto" style:column-width="156.16pt"/>
    </style:style>
    <style:style style:name="co12" style:family="table-column">
      <style:table-column-properties fo:break-before="auto" style:column-width="44.84pt"/>
    </style:style>
    <style:style style:name="co13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00" calcext:value-type="float">
            <text:p>30000</text:p>
          </table:table-cell>
          <table:table-cell table:formula="of:=+([.D2]-[.B2])/[.C2]+1" office:value-type="float" office:value="601" calcext:value-type="float">
            <text:p>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+([.D3]-[.B3])/[.C3]+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+([.D4]-[.B4])/[.C4]+1"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7.25" calcext:value-type="float">
            <text:p>7.25</text:p>
          </table:table-cell>
          <table:table-cell table:formula="of:=+([.D5]-[.B5])/[.C5]+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oci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+([.D6]-[.B6])/[.C6]+1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Satelli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llsign: <text:s text:c="3"/>A B C D E F</text:p>
          </table:table-cell>
          <table:table-cell table:number-columns-repeated="4"/>
          <table:table-cell office:value-type="string" calcext:value-type="string">
            <text:p>Locator: <text:s text:c="3"/>A B C D 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A: 0-9</text:p>
          </table:table-cell>
          <table:table-cell office:value-type="string" calcext:value-type="string">
            <text:p><text:s/>A-Z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<text:s text:c="3"/>A: A-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titud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B: 0-9</text:p>
          </table:table-cell>
          <table:table-cell office:value-type="string" calcext:value-type="string">
            <text:p><text:s/>A-Z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titude2</text:p>
          </table:table-cell>
          <table:table-cell office:value-type="string" calcext:value-type="string">
            <text:p><text:s text:c="3"/>B: A-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: 0-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unique identifier</text:p>
          </table:table-cell>
          <table:table-cell office:value-type="string" calcext:value-type="string">
            <text:p><text:s text:c="3"/>C: 0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locity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D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<text:s text:c="3"/>D: 0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locity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E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ato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F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ator2</text:p>
          </table:table-cell>
          <table:table-cell office:value-type="string" calcext:value-type="string">
            <text:p><text:s text:c="3"/>E: A-X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<text:s text:c="3"/>F: A-X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First character (A) can be 0 or Q. Third characater can be 0-9.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emperature: 1 degF increments added to other temperature indicator (0 – 4 =&gt; 0,3,7,10,13 dB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e for ID (future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wer: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0,3,7,10,13,17,20,23,27,30,33,37,40,43,47,50,53,57,6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h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itude1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29750" calcext:value-type="float">
            <text:p>29750</text:p>
          </table:table-cell>
          <table:table-cell/>
          <table:table-cell office:value-type="string" calcext:value-type="string">
            <text:p>Altitude1 = Altitude / 1750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itude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Altitude2 = ( Altitude - 1750 * Altitude1) / 50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1 = ( T + 30 ) / 5</text:p>
          </table:table-cell>
          <table:table-cell/>
          <table:table-cell office:value-type="string" calcext:value-type="string">
            <text:p>expressed as letters</text:p>
          </table:table-cell>
          <table:table-cell/>
          <table:table-cell office:value-type="string" calcext:value-type="string">
            <text:p>NO: <text:s text:c="3"/>Temp2 = temperature % 5</text:p>
          </table:table-cell>
          <table:table-cell office:value-type="string" calcext:value-type="string">
            <text:p>index into { 0, 3, 7, 10, 13 }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pressed as letters</text:p>
          </table:table-cell>
          <table:table-cell/>
          <table:table-cell office:value-type="string" calcext:value-type="string">
            <text:p>NumSats = index into array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 = ( V – 3 ) * 4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ocity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Velocity1 = Velocity <text:s/>/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locity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locity2 = Velocity – 10 * Velocity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altitude1</text:p>
          </table:table-cell>
          <table:table-cell table:formula="of:=+INT([.B40]/1750)" office:value-type="float" office:value="13" calcext:value-type="float">
            <text:p>13</text:p>
          </table:table-cell>
          <table:table-cell office:value-type="string" calcext:value-type="string">
            <text:p>altitude2</text:p>
          </table:table-cell>
          <table:table-cell table:formula="of:=+INT(([.B40]-1750*[.D40])/50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tempeature1</text:p>
          </table:table-cell>
          <table:table-cell table:formula="of:=+INT(([.B41]+30)/5)" office:value-type="float" office:value="3" calcext:value-type="float">
            <text:p>3</text:p>
          </table:table-cell>
          <table:table-cell office:value-type="string" calcext:value-type="string">
            <text:p>temperature2</text:p>
          </table:table-cell>
          <table:table-cell table:formula="of:=+INT(MOD([.B41]+0.6;5)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volt</text:p>
          </table:table-cell>
          <table:table-cell table:formula="of:=+INT(([.B42]-3)*4+0.5)" office:value-type="float" office:value="7" calcext:value-type="float">
            <text:p>7</text:p>
          </table:table-cell>
          <table:table-cell/>
          <table:table-cell table:formula="of:=+MOD(15;4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loc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locity1</text:p>
          </table:table-cell>
          <table:table-cell table:formula="of:=+INT([.B43]/10+0.5)" office:value-type="float" office:value="3" calcext:value-type="float">
            <text:p>3</text:p>
          </table:table-cell>
          <table:table-cell office:value-type="string" calcext:value-type="string">
            <text:p>velocity2</text:p>
          </table:table-cell>
          <table:table-cell table:formula="of:=+INT([.B43]-10*[.D43])" office:value-type="float" office:value="4" calcext:value-type="float">
            <text:p>4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00" calcext:value-type="float">
            <text:p>30000</text:p>
          </table:table-cell>
          <table:table-cell table:formula="of:=+([.D2]-[.B2])/[.C2]+1" office:value-type="float" office:value="601" calcext:value-type="float">
            <text:p>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+([.D3]-[.B3])/[.C3]+1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+([.D4]-[.B4])/[.C4]+1" office:value-type="float" office:value="576" calcext:value-type="float">
            <text:p>576</text:p>
          </table:table-cell>
          <table:table-cell table:number-columns-repeated="4"/>
          <table:table-cell table:style-name="ce8" office:value-type="string" calcext:value-type="string" table:number-columns-spanned="5" table:number-rows-spanned="1">
            <text:p>Telemetry – Second Message Forma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7.25" calcext:value-type="float">
            <text:p>7.25</text:p>
          </table:table-cell>
          <table:table-cell table:formula="of:=+([.D5]-[.B5])/[.C5]+1" office:value-type="float" office:value="18" calcext:value-type="float">
            <text:p>18</text:p>
          </table:table-cell>
          <table:table-cell table:number-columns-repeated="4"/>
          <table:table-cell table:style-name="ce9" office:value-type="string" calcext:value-type="string">
            <text:p>Variable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Value</text:p>
          </table:table-cell>
          <table:table-cell table:style-name="ce9"/>
        </table:table-row>
        <table:table-row table:style-name="ro1">
          <table:table-cell office:value-type="string" calcext:value-type="string">
            <text:p>Veloci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+([.D6]-[.B6])/[.C6]+1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Call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Number Of Satelli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-Z</text:p>
          </table:table-cell>
          <table:table-cell table:style-name="ce1" office:value-type="string" calcext:value-type="string">
            <text:p>altitude2</text:p>
          </table:table-cell>
          <table:table-cell office:value-type="string" calcext:value-type="string">
            <text:p>( Altitude – 1750 * altitude1 ) / 50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A-Z</text:p>
          </table:table-cell>
          <table:table-cell table:style-name="ce1" office:value-type="string" calcext:value-type="string">
            <text:p>temperature1</text:p>
          </table:table-cell>
          <table:table-cell office:value-type="string" calcext:value-type="string">
            <text:p>( Temperature + 30 ) / 5</text:p>
          </table:table-cell>
        </table:table-row>
        <table:table-row table:style-name="ro1">
          <table:table-cell office:value-type="string" calcext:value-type="string">
            <text:p>Callsign: <text:s text:c="3"/>A B C D E F</text:p>
          </table:table-cell>
          <table:table-cell table:number-columns-repeated="4"/>
          <table:table-cell office:value-type="string" calcext:value-type="string">
            <text:p>Locator: <text:s text:c="3"/>A B C D E F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-Z</text:p>
          </table:table-cell>
          <table:table-cell table:style-name="ce1" office:value-type="string" calcext:value-type="string">
            <text:p>gridEx[0]</text:p>
          </table:table-cell>
          <table:table-cell office:value-type="string" calcext:value-type="string">
            <text:p>extended gridsquare 1</text:p>
          </table:table-cell>
        </table:table-row>
        <table:table-row table:style-name="ro1">
          <table:table-cell office:value-type="string" calcext:value-type="string">
            <text:p><text:s text:c="3"/>A: 0-9</text:p>
          </table:table-cell>
          <table:table-cell office:value-type="string" calcext:value-type="string">
            <text:p><text:s/>A-Z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<text:s text:c="3"/>A: A-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titude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-Z</text:p>
          </table:table-cell>
          <table:table-cell table:style-name="ce1" office:value-type="string" calcext:value-type="string">
            <text:p>gridEx[1]</text:p>
          </table:table-cell>
          <table:table-cell office:value-type="string" calcext:value-type="string">
            <text:p>extended gridsquare 2</text:p>
          </table:table-cell>
        </table:table-row>
        <table:table-row table:style-name="ro1">
          <table:table-cell office:value-type="string" calcext:value-type="string">
            <text:p><text:s text:c="3"/>B: 0-9</text:p>
          </table:table-cell>
          <table:table-cell office:value-type="string" calcext:value-type="string">
            <text:p><text:s/>A-Z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titude2</text:p>
          </table:table-cell>
          <table:table-cell office:value-type="string" calcext:value-type="string">
            <text:p><text:s text:c="3"/>B: A-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: 0-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unique identifier</text:p>
          </table:table-cell>
          <table:table-cell office:value-type="string" calcext:value-type="string">
            <text:p><text:s text:c="3"/>C: 0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locity1</text:p>
          </table:table-cell>
          <table:table-cell/>
          <table:table-cell office:value-type="string" calcext:value-type="string">
            <text:p>Grid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-R</text:p>
          </table:table-cell>
          <table:table-cell table:style-name="ce1" office:value-type="string" calcext:value-type="string">
            <text:p>altitude1</text:p>
          </table:table-cell>
          <table:table-cell office:value-type="string" calcext:value-type="string">
            <text:p>Altitude / 1750</text:p>
          </table:table-cell>
        </table:table-row>
        <table:table-row table:style-name="ro1">
          <table:table-cell office:value-type="string" calcext:value-type="string">
            <text:p><text:s text:c="3"/>D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<text:s text:c="3"/>D: 0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locity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-R</text:p>
          </table:table-cell>
          <table:table-cell table:style-name="ce1" office:value-type="string" calcext:value-type="string">
            <text:p>voltage</text:p>
          </table:table-cell>
          <table:table-cell office:value-type="string" calcext:value-type="string">
            <text:p>( Voltage – 3 ) * 4</text:p>
          </table:table-cell>
        </table:table-row>
        <table:table-row table:style-name="ro1">
          <table:table-cell office:value-type="string" calcext:value-type="string">
            <text:p><text:s text:c="3"/>E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ator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-9</text:p>
          </table:table-cell>
          <table:table-cell table:style-name="ce1" office:value-type="string" calcext:value-type="string">
            <text:p>velocity1</text:p>
          </table:table-cell>
          <table:table-cell office:value-type="string" calcext:value-type="string">
            <text:p>Velocity / 10</text:p>
          </table:table-cell>
        </table:table-row>
        <table:table-row table:style-name="ro1">
          <table:table-cell office:value-type="string" calcext:value-type="string">
            <text:p><text:s text:c="3"/>F: A-Z</text:p>
          </table:table-cell>
          <table:table-cell office:value-type="string" calcext:value-type="string">
            <text:p><text:s/>sp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ocator2</text:p>
          </table:table-cell>
          <table:table-cell office:value-type="string" calcext:value-type="string">
            <text:p><text:s text:c="3"/>E: A-X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-9</text:p>
          </table:table-cell>
          <table:table-cell table:style-name="ce1" office:value-type="string" calcext:value-type="string">
            <text:p>velocity2</text:p>
          </table:table-cell>
          <table:table-cell office:value-type="string" calcext:value-type="string">
            <text:p>Velocity – 10 * velocity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F: A-X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First character (A) can be 0 or Q. Third characater can be 0-9.</text:p>
          </table:table-cell>
          <table:table-cell table:number-columns-repeated="8"/>
          <table:table-cell office:value-type="string" calcext:value-type="string">
            <text:p>Power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6</text:p>
          </table:table-cell>
          <table:table-cell table:style-name="ce1" office:value-type="string" calcext:value-type="string">
            <text:p>power1</text:p>
          </table:table-cell>
          <table:table-cell office:value-type="string" calcext:value-type="string">
            <text:p>transmit power / 10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0,3,7</text:p>
          </table:table-cell>
          <table:table-cell table:style-name="ce1" office:value-type="string" calcext:value-type="string">
            <text:p>power2</text:p>
          </table:table-cell>
          <table:table-cell office:value-type="string" calcext:value-type="string">
            <text:p>transmit power % 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emperature: 1 degF increments added to other temperature indicator (0 – 4 =&gt; 0,3,7,10,13 dB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se for ID (future)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10" table:formula="of:=+[.L22]+0.1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: 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0" table:formula="of:=+[.L23]+0.1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table:formula="of:=+[.L24]+0.1"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,3,7,10,13,17,20,23,27,30,33,37,40,43,47,50,53,57,60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table:formula="of:=+[.L25]+0.1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style-name="ce10" table:formula="of:=+[.L26]+0.1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hig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0" table:formula="of:=+[.L27]+0.1"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1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29750" calcext:value-type="float">
            <text:p>29750</text:p>
          </table:table-cell>
          <table:table-cell/>
          <table:table-cell office:value-type="string" calcext:value-type="string">
            <text:p>Altitude1 = Altitude / 1750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0" table:formula="of:=+[.L28]+0.1" office:value-type="float" office:value="3" calcext:value-type="float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Altitude2 = ( Altitude - 1750 * Altitude1) / 50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0" table:formula="of:=+[.L29]+0.1"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10" table:formula="of:=+[.L30]+0.1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10" table:formula="of:=+[.L31]+0.1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emp1 = ( T + 30 ) / 5</text:p>
          </table:table-cell>
          <table:table-cell/>
          <table:table-cell office:value-type="string" calcext:value-type="string">
            <text:p>expressed as letters</text:p>
          </table:table-cell>
          <table:table-cell/>
          <table:table-cell office:value-type="string" calcext:value-type="string">
            <text:p>NO: <text:s text:c="3"/>Temp2 = temperature % 5</text:p>
          </table:table-cell>
          <table:table-cell office:value-type="string" calcext:value-type="string">
            <text:p>index into { 0, 3, 7, 10, 13 }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10" table:formula="of:=+[.L32]+0.1"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xpressed as letters</text:p>
          </table:table-cell>
          <table:table-cell/>
          <table:table-cell office:value-type="string" calcext:value-type="string">
            <text:p>NumSats = index into array 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0" table:formula="of:=+[.L33]+0.1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olt = ( V – 3 ) * 4</text:p>
          </table:table-cell>
          <table:table-cell/>
          <table:table-cell office:value-type="string" calcext:value-type="string">
            <text:p>expressed as letters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0" table:formula="of:=+[.L34]+0.1"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y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Velocity1 = Velocity <text:s/>/ 10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style-name="ce10" table:formula="of:=+[.L35]+0.1"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y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locity2 = Velocity – 10 * Velocity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0" table:formula="of:=+[.L36]+0.1"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style-name="ce10" table:formula="of:=+[.L37]+0.1"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style-name="ce10" table:formula="of:=+[.L38]+0.1" office:value-type="float" office:value="4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altitude1</text:p>
          </table:table-cell>
          <table:table-cell table:formula="of:=+INT([.B40]/1750)" office:value-type="float" office:value="13" calcext:value-type="float">
            <text:p>13</text:p>
          </table:table-cell>
          <table:table-cell office:value-type="string" calcext:value-type="string">
            <text:p>altitude2</text:p>
          </table:table-cell>
          <table:table-cell table:formula="of:=+INT(([.B40]-1750*[.D40])/50)" office:value-type="float" office:value="14" calcext:value-type="float">
            <text:p>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0" table:formula="of:=+[.L39]+0.1"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tempeature1</text:p>
          </table:table-cell>
          <table:table-cell table:formula="of:=+INT(([.B41]+30)/5)" office:value-type="float" office:value="3" calcext:value-type="float">
            <text:p>3</text:p>
          </table:table-cell>
          <table:table-cell office:value-type="string" calcext:value-type="string">
            <text:p>temperature2</text:p>
          </table:table-cell>
          <table:table-cell table:formula="of:=+INT(MOD([.B41]+0.6;5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volt</text:p>
          </table:table-cell>
          <table:table-cell table:formula="of:=+INT(([.B42]-3)*4+0.5)" office:value-type="float" office:value="7" calcext:value-type="float">
            <text:p>7</text:p>
          </table:table-cell>
          <table:table-cell/>
          <table:table-cell table:formula="of:=+MOD(15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oc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locity1</text:p>
          </table:table-cell>
          <table:table-cell table:formula="of:=+INT([.B43]/10+0.5)" office:value-type="float" office:value="3" calcext:value-type="float">
            <text:p>3</text:p>
          </table:table-cell>
          <table:table-cell office:value-type="string" calcext:value-type="string">
            <text:p>velocity2</text:p>
          </table:table-cell>
          <table:table-cell table:formula="of:=+INT([.B43]-10*[.D43])"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read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ed voltage</text:p>
          </table:table-cell>
          <table:table-cell table:style-name="ce6" office:value-type="string" calcext:value-type="string">
            <text:p>startup</text:p>
          </table:table-cell>
          <table:table-cell office:value-type="float" office:value="2.3" calcext:value-type="float">
            <text:p>2.3</text:p>
          </table:table-cell>
          <table:table-cell table:formula="of:=+[.C48]+0.1" office:value-type="float" office:value="2.4" calcext:value-type="float">
            <text:p>2.4</text:p>
          </table:table-cell>
          <table:table-cell table:formula="of:=+[.D48]+0.1" office:value-type="float" office:value="2.5" calcext:value-type="float">
            <text:p>2.5</text:p>
          </table:table-cell>
          <table:table-cell table:formula="of:=+[.E48]+0.1" office:value-type="float" office:value="2.6" calcext:value-type="float">
            <text:p>2.6</text:p>
          </table:table-cell>
          <table:table-cell table:formula="of:=+[.F48]+0.1" office:value-type="float" office:value="2.7" calcext:value-type="float">
            <text:p>2.7</text:p>
          </table:table-cell>
          <table:table-cell table:formula="of:=+[.G48]+0.1" office:value-type="float" office:value="2.8" calcext:value-type="float">
            <text:p>2.8</text:p>
          </table:table-cell>
          <table:table-cell table:formula="of:=+[.H48]+0.1" office:value-type="float" office:value="2.9" calcext:value-type="float">
            <text:p>2.9</text:p>
          </table:table-cell>
          <table:table-cell table:formula="of:=+[.I48]+0.1" office:value-type="float" office:value="3" calcext:value-type="float">
            <text:p>3</text:p>
          </table:table-cell>
          <table:table-cell table:formula="of:=+[.J48]+0.1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very) approximate power</text:p>
          </table:table-cell>
          <table:table-cell office:value-type="string" calcext:value-type="string">
            <text:p><text:s/>---</text:p>
          </table:table-cell>
          <table:table-cell table:style-name="ce7" table:formula="of:=+([.C48]+0.7)*([.C48]+0.7)/100" office:value-type="float" office:value="0.09" calcext:value-type="float">
            <text:p>0.09</text:p>
          </table:table-cell>
          <table:table-cell table:style-name="ce7" table:formula="of:=+([.D48]+0.7)*([.D48]+0.7)/100" office:value-type="float" office:value="0.0961" calcext:value-type="float">
            <text:p>0.10</text:p>
          </table:table-cell>
          <table:table-cell table:style-name="ce7" table:formula="of:=+([.E48]+0.7)*([.E48]+0.7)/100" office:value-type="float" office:value="0.1024" calcext:value-type="float">
            <text:p>0.10</text:p>
          </table:table-cell>
          <table:table-cell table:style-name="ce7" table:formula="of:=+([.F48]+0.7)*([.F48]+0.7)/100" office:value-type="float" office:value="0.1089" calcext:value-type="float">
            <text:p>0.11</text:p>
          </table:table-cell>
          <table:table-cell table:style-name="ce7" table:formula="of:=+([.G48]+0.7)*([.G48]+0.7)/100" office:value-type="float" office:value="0.1156" calcext:value-type="float">
            <text:p>0.12</text:p>
          </table:table-cell>
          <table:table-cell table:style-name="ce7" table:formula="of:=+([.H48]+0.7)*([.H48]+0.7)/100" office:value-type="float" office:value="0.1225" calcext:value-type="float">
            <text:p>0.12</text:p>
          </table:table-cell>
          <table:table-cell table:style-name="ce7" table:formula="of:=+([.I48]+0.7)*([.I48]+0.7)/100" office:value-type="float" office:value="0.1296" calcext:value-type="float">
            <text:p>0.13</text:p>
          </table:table-cell>
          <table:table-cell table:style-name="ce7" table:formula="of:=+([.J48]+0.7)*([.J48]+0.7)/100" office:value-type="float" office:value="0.1369" calcext:value-type="float">
            <text:p>0.14</text:p>
          </table:table-cell>
          <table:table-cell table:style-name="ce7" table:formula="of:=+([.K48]+0.7)*([.K48]+0.7)/100" office:value-type="float" office:value="0.1444" calcext:value-type="float">
            <text:p>0.1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table:style-name="ce5" office:value-type="string" calcext:value-type="string">
            <text:p>reading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ociated voltage</text:p>
          </table:table-cell>
          <table:table-cell table:formula="of:=+[.K48]+0.1" office:value-type="float" office:value="3.2" calcext:value-type="float">
            <text:p>3.2</text:p>
          </table:table-cell>
          <table:table-cell table:formula="of:=+[.B52]+0.1" office:value-type="float" office:value="3.3" calcext:value-type="float">
            <text:p>3.3</text:p>
          </table:table-cell>
          <table:table-cell table:formula="of:=+[.C52]+0.1" office:value-type="float" office:value="3.4" calcext:value-type="float">
            <text:p>3.4</text:p>
          </table:table-cell>
          <table:table-cell table:formula="of:=+[.D52]+0.1" office:value-type="float" office:value="3.5" calcext:value-type="float">
            <text:p>3.5</text:p>
          </table:table-cell>
          <table:table-cell table:formula="of:=+[.E52]+0.1" office:value-type="float" office:value="3.6" calcext:value-type="float">
            <text:p>3.6</text:p>
          </table:table-cell>
          <table:table-cell table:formula="of:=+[.F52]+0.1" office:value-type="float" office:value="3.7" calcext:value-type="float">
            <text:p>3.7</text:p>
          </table:table-cell>
          <table:table-cell table:formula="of:=+[.G52]+0.1" office:value-type="float" office:value="3.8" calcext:value-type="float">
            <text:p>3.8</text:p>
          </table:table-cell>
          <table:table-cell table:formula="of:=+[.H52]+0.1" office:value-type="float" office:value="3.9" calcext:value-type="float">
            <text:p>3.9</text:p>
          </table:table-cell>
          <table:table-cell table:formula="of:=+[.I52]+0.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very) approximate power</text:p>
          </table:table-cell>
          <table:table-cell table:style-name="ce7" table:formula="of:=+([.B52]+0.7)*([.B52]+0.7)/100" office:value-type="float" office:value="0.1521" calcext:value-type="float">
            <text:p>0.15</text:p>
          </table:table-cell>
          <table:table-cell table:style-name="ce7" table:formula="of:=+([.C52]+0.7)*([.C52]+0.7)/100" office:value-type="float" office:value="0.16" calcext:value-type="float">
            <text:p>0.16</text:p>
          </table:table-cell>
          <table:table-cell table:style-name="ce7" table:formula="of:=+([.D52]+0.7)*([.D52]+0.7)/100" office:value-type="float" office:value="0.1681" calcext:value-type="float">
            <text:p>0.17</text:p>
          </table:table-cell>
          <table:table-cell table:style-name="ce7" table:formula="of:=+([.E52]+0.7)*([.E52]+0.7)/100" office:value-type="float" office:value="0.1764" calcext:value-type="float">
            <text:p>0.18</text:p>
          </table:table-cell>
          <table:table-cell table:style-name="ce7" table:formula="of:=+([.F52]+0.7)*([.F52]+0.7)/100" office:value-type="float" office:value="0.1849" calcext:value-type="float">
            <text:p>0.18</text:p>
          </table:table-cell>
          <table:table-cell table:style-name="ce7" table:formula="of:=+([.G52]+0.7)*([.G52]+0.7)/100" office:value-type="float" office:value="0.1936" calcext:value-type="float">
            <text:p>0.19</text:p>
          </table:table-cell>
          <table:table-cell table:style-name="ce7" table:formula="of:=+([.H52]+0.7)*([.H52]+0.7)/100" office:value-type="float" office:value="0.2025" calcext:value-type="float">
            <text:p>0.20</text:p>
          </table:table-cell>
          <table:table-cell table:style-name="ce7" table:formula="of:=+([.I52]+0.7)*([.I52]+0.7)/100" office:value-type="float" office:value="0.2116" calcext:value-type="float">
            <text:p>0.21</text:p>
          </table:table-cell>
          <table:table-cell table:style-name="ce7" table:formula="of:=+([.J52]+0.7)*([.J52]+0.7)/100" office:value-type="float" office:value="0.2209" calcext:value-type="float">
            <text:p>0.22</text:p>
          </table:table-cell>
          <table:table-cell table:number-columns-repeated="4"/>
        </table:table-row>
      </table:table>
      <table:table table:name="Sheet3" table:style-name="ta1">
        <table:table-column table:style-name="co12" table:default-cell-style-name="Default"/>
        <table:table-column table:style-name="co13" table:number-columns-repeated="10" table:default-cell-style-name="Default"/>
        <table:table-row table:style-name="ro2">
          <table:table-cell table:style-name="ce5" office:value-type="string" calcext:value-type="string">
            <text:p>read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style-name="ce6" office:value-type="string" calcext:value-type="string">
            <text:p>startup</text:p>
          </table:table-cell>
          <table:table-cell office:value-type="float" office:value="2.3" calcext:value-type="float">
            <text:p>2.3</text:p>
          </table:table-cell>
          <table:table-cell table:formula="of:=+[.C2]+0.1" office:value-type="float" office:value="2.4" calcext:value-type="float">
            <text:p>2.4</text:p>
          </table:table-cell>
          <table:table-cell table:formula="of:=+[.D2]+0.1" office:value-type="float" office:value="2.5" calcext:value-type="float">
            <text:p>2.5</text:p>
          </table:table-cell>
          <table:table-cell table:formula="of:=+[.E2]+0.1" office:value-type="float" office:value="2.6" calcext:value-type="float">
            <text:p>2.6</text:p>
          </table:table-cell>
          <table:table-cell table:formula="of:=+[.F2]+0.1" office:value-type="float" office:value="2.7" calcext:value-type="float">
            <text:p>2.7</text:p>
          </table:table-cell>
          <table:table-cell table:formula="of:=+[.G2]+0.1" office:value-type="float" office:value="2.8" calcext:value-type="float">
            <text:p>2.8</text:p>
          </table:table-cell>
          <table:table-cell table:formula="of:=+[.H2]+0.1" office:value-type="float" office:value="2.9" calcext:value-type="float">
            <text:p>2.9</text:p>
          </table:table-cell>
          <table:table-cell table:formula="of:=+[.I2]+0.1" office:value-type="float" office:value="3" calcext:value-type="float">
            <text:p>3</text:p>
          </table:table-cell>
          <table:table-cell table:formula="of:=+[.J2]+0.1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<text:s/>---</text:p>
          </table:table-cell>
          <table:table-cell table:style-name="ce7" table:formula="of:=+([.C2]+0.7)*([.C2]+0.7)/100" office:value-type="float" office:value="0.09" calcext:value-type="float">
            <text:p>0.09</text:p>
          </table:table-cell>
          <table:table-cell table:style-name="ce7" table:formula="of:=+([.D2]+0.7)*([.D2]+0.7)/100" office:value-type="float" office:value="0.0961" calcext:value-type="float">
            <text:p>0.10</text:p>
          </table:table-cell>
          <table:table-cell table:style-name="ce7" table:formula="of:=+([.E2]+0.7)*([.E2]+0.7)/100" office:value-type="float" office:value="0.1024" calcext:value-type="float">
            <text:p>0.10</text:p>
          </table:table-cell>
          <table:table-cell table:style-name="ce7" table:formula="of:=+([.F2]+0.7)*([.F2]+0.7)/100" office:value-type="float" office:value="0.1089" calcext:value-type="float">
            <text:p>0.11</text:p>
          </table:table-cell>
          <table:table-cell table:style-name="ce7" table:formula="of:=+([.G2]+0.7)*([.G2]+0.7)/100" office:value-type="float" office:value="0.1156" calcext:value-type="float">
            <text:p>0.12</text:p>
          </table:table-cell>
          <table:table-cell table:style-name="ce7" table:formula="of:=+([.H2]+0.7)*([.H2]+0.7)/100" office:value-type="float" office:value="0.1225" calcext:value-type="float">
            <text:p>0.12</text:p>
          </table:table-cell>
          <table:table-cell table:style-name="ce7" table:formula="of:=+([.I2]+0.7)*([.I2]+0.7)/100" office:value-type="float" office:value="0.1296" calcext:value-type="float">
            <text:p>0.13</text:p>
          </table:table-cell>
          <table:table-cell table:style-name="ce7" table:formula="of:=+([.J2]+0.7)*([.J2]+0.7)/100" office:value-type="float" office:value="0.1369" calcext:value-type="float">
            <text:p>0.14</text:p>
          </table:table-cell>
          <table:table-cell table:style-name="ce7" table:formula="of:=+([.K2]+0.7)*([.K2]+0.7)/100" office:value-type="float" office:value="0.1444" calcext:value-type="float">
            <text:p>0.1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5" office:value-type="string" calcext:value-type="string">
            <text:p>reading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voltage</text:p>
          </table:table-cell>
          <table:table-cell table:formula="of:=+[.K2]+0.1" office:value-type="float" office:value="3.2" calcext:value-type="float">
            <text:p>3.2</text:p>
          </table:table-cell>
          <table:table-cell table:formula="of:=+[.B6]+0.1" office:value-type="float" office:value="3.3" calcext:value-type="float">
            <text:p>3.3</text:p>
          </table:table-cell>
          <table:table-cell table:formula="of:=+[.C6]+0.1" office:value-type="float" office:value="3.4" calcext:value-type="float">
            <text:p>3.4</text:p>
          </table:table-cell>
          <table:table-cell table:formula="of:=+[.D6]+0.1" office:value-type="float" office:value="3.5" calcext:value-type="float">
            <text:p>3.5</text:p>
          </table:table-cell>
          <table:table-cell table:formula="of:=+[.E6]+0.1" office:value-type="float" office:value="3.6" calcext:value-type="float">
            <text:p>3.6</text:p>
          </table:table-cell>
          <table:table-cell table:formula="of:=+[.F6]+0.1" office:value-type="float" office:value="3.7" calcext:value-type="float">
            <text:p>3.7</text:p>
          </table:table-cell>
          <table:table-cell table:formula="of:=+[.G6]+0.1" office:value-type="float" office:value="3.8" calcext:value-type="float">
            <text:p>3.8</text:p>
          </table:table-cell>
          <table:table-cell table:formula="of:=+[.H6]+0.1" office:value-type="float" office:value="3.9" calcext:value-type="float">
            <text:p>3.9</text:p>
          </table:table-cell>
          <table:table-cell table:formula="of:=+[.I6]+0.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 table:style-name="ce7" table:formula="of:=+([.B6]+0.7)*([.B6]+0.7)/100" office:value-type="float" office:value="0.1521" calcext:value-type="float">
            <text:p>0.15</text:p>
          </table:table-cell>
          <table:table-cell table:style-name="ce7" table:formula="of:=+([.C6]+0.7)*([.C6]+0.7)/100" office:value-type="float" office:value="0.16" calcext:value-type="float">
            <text:p>0.16</text:p>
          </table:table-cell>
          <table:table-cell table:style-name="ce7" table:formula="of:=+([.D6]+0.7)*([.D6]+0.7)/100" office:value-type="float" office:value="0.1681" calcext:value-type="float">
            <text:p>0.17</text:p>
          </table:table-cell>
          <table:table-cell table:style-name="ce7" table:formula="of:=+([.E6]+0.7)*([.E6]+0.7)/100" office:value-type="float" office:value="0.1764" calcext:value-type="float">
            <text:p>0.18</text:p>
          </table:table-cell>
          <table:table-cell table:style-name="ce7" table:formula="of:=+([.F6]+0.7)*([.F6]+0.7)/100" office:value-type="float" office:value="0.1849" calcext:value-type="float">
            <text:p>0.18</text:p>
          </table:table-cell>
          <table:table-cell table:style-name="ce7" table:formula="of:=+([.G6]+0.7)*([.G6]+0.7)/100" office:value-type="float" office:value="0.1936" calcext:value-type="float">
            <text:p>0.19</text:p>
          </table:table-cell>
          <table:table-cell table:style-name="ce7" table:formula="of:=+([.H6]+0.7)*([.H6]+0.7)/100" office:value-type="float" office:value="0.2025" calcext:value-type="float">
            <text:p>0.20</text:p>
          </table:table-cell>
          <table:table-cell table:style-name="ce7" table:formula="of:=+([.I6]+0.7)*([.I6]+0.7)/100" office:value-type="float" office:value="0.2116" calcext:value-type="float">
            <text:p>0.21</text:p>
          </table:table-cell>
          <table:table-cell table:style-name="ce7" table:formula="of:=+([.J6]+0.7)*([.J6]+0.7)/100" office:value-type="float" office:value="0.2209" calcext:value-type="float">
            <text:p>0.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1:59:30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7:38:11.119000000</meta:creation-date>
    <dc:date>2017-08-15T17:15:58.887000000</dc:date>
    <meta:editing-duration>PT12H24M18S</meta:editing-duration>
    <meta:editing-cycles>34</meta:editing-cycles>
    <meta:generator>LibreOffice/5.3.4.2$Windows_X86_64 LibreOffice_project/f82d347ccc0be322489bf7da61d7e4ad13fe2ff3</meta:generator>
    <meta:document-statistic meta:table-count="3" meta:cell-count="490" meta:object-count="0"/>
  </office:meta>
</office:document-meta>
</file>